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691CADCC814646EE.png" manifest:media-type="image/png"/>
  <manifest:file-entry manifest:full-path="Pictures/10000001000005A000000384CAB7A4D9DCB0B97A.png" manifest:media-type="image/png"/>
  <manifest:file-entry manifest:full-path="Pictures/10000001000005A0000003840C0F16E8B8CC92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2cm" svg:y="-2cm" svg:width="20.999cm" svg:height="25.351cm" draw:z-index="0"><draw:image xlink:href="Pictures/10000001000005A0000003840C0F16E8B8CC92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" text:anchor-type="char" svg:x="-2cm" svg:y="0.201cm" svg:width="21.001cm" svg:height="17.623cm" draw:z-index="1"><draw:image xlink:href="Pictures/10000001000005A000000384691CADCC814646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21.001cm" svg:height="18.764cm" draw:z-index="2"><draw:image xlink:href="Pictures/10000001000005A000000384CAB7A4D9DCB0B97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32:25.615765201</meta:creation-date>
    <dc:date>2024-11-27T14:58:15.008918563</dc:date>
    <meta:editing-duration>PT15M1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9" meta:paragraph-count="0" meta:word-count="0" meta:character-count="0" meta:non-whitespace-character-count="0"/>
  </office:meta>
</office:document-meta>
</file>